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0374in"/>
    </style:style>
    <style:style style:name="co4" style:family="table-column">
      <style:table-column-properties fo:break-before="auto" style:column-width="1.1138in"/>
    </style:style>
    <style:style style:name="co6" style:family="table-column">
      <style:table-column-properties fo:break-before="auto" style:column-width="5.5819in"/>
    </style:style>
    <style:style style:name="ro1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008in solid #000000" fo:padding="0.0138in" style:rotation-angle="0" style:rotation-align="none" style:vertical-align="automatic"/>
      <style:paragraph-properties fo:text-align="center" fo:margin-left="0in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37">
      <style:table-cell-properties fo:background-color="#4d4d4d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008in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4">
      <style:table-cell-properties fo:background-color="#ffffff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104">
      <style:table-cell-properties fo:background-color="#cccccc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cccccc" style:diagonal-bl-tr="none" style:diagonal-tl-br="none" style:text-align-source="fix" style:repeat-content="false" fo:wrap-option="no-wrap" fo:border="0.0008in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8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008in solid #000000" fo:padding="0.0138in" style:rotation-angle="0" style:rotation-align="none" style:vertical-align="automatic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Expenses" table:style-name="ta1" table:print="false"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6" table:default-cell-style-name="ce8"/>
        <table:table-column table:style-name="co5" table:default-cell-style-name="Default"/>
        <table:table-row table:style-name="ro1">
          <table:table-cell table:style-name="ce1" office:value-type="string" table:number-columns-spanned="4" table:number-rows-spanned="1">
            <text:p>Robot Arm Project Finances</text:p>
          </table:table-cell>
          <table:covered-table-cell table:style-name="ce1"/>
          <table:covered-table-cell table:style-name="ce1"/>
          <table:covered-table-cell table:style-name="ce1"/>
          <table:table-cell table:style-name="ce1"/>
        </table:table-row>
        <table:table-row table:style-name="ro1">
          <table:table-cell table:style-name="ce2" office:value-type="string">
            <text:p>Date</text:p>
          </table:table-cell>
          <table:table-cell table:style-name="ce4" office:value-type="string">
            <text:p>Expense</text:p>
          </table:table-cell>
          <table:table-cell table:style-name="ce4" office:value-type="string">
            <text:p>Remaining</text:p>
          </table:table-cell>
          <table:table-cell table:style-name="ce7" office:value-type="string">
            <text:p>Comment</text:p>
          </table:table-cell>
          <table:table-cell table:style-name="ce9" office:value-type="string">
            <text:p>Reimbursed?</text:p>
          </table:table-cell>
        </table:table-row>
        <table:table-row table:style-name="ro1">
          <table:table-cell office:value-type="date" office:date-value="2010-09-24">
            <text:p>09/24/10</text:p>
          </table:table-cell>
          <table:table-cell office:value-type="currency" office:currency="USD" office:value="0">
            <text:p>$0.00</text:p>
          </table:table-cell>
          <table:table-cell office:value-type="currency" office:currency="USD" office:value="741">
            <text:p>$741.00</text:p>
          </table:table-cell>
          <table:table-cell office:value-type="string">
            <text:p>Venture Grant Funds Allocated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date" office:date-value="2010-10-03">
            <text:p>10/03/10</text:p>
          </table:table-cell>
          <table:table-cell office:value-type="currency" office:currency="USD" office:value="75.01">
            <text:p>$75.01</text:p>
          </table:table-cell>
          <table:table-cell table:formula="of:=[.C3]-[.B4]" office:value-type="currency" office:currency="USD" office:value="665.99">
            <text:p>$665.99</text:p>
          </table:table-cell>
          <table:table-cell office:value-type="string">
            <text:p>Bought 3' Black Delrin rod, 1” OD &amp; 2' 1.5” Sq. Black Delrin Block from McMaster-Carr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date" office:date-value="2010-10-13">
            <text:p>10/13/10</text:p>
          </table:table-cell>
          <table:table-cell office:value-type="currency" office:currency="USD" office:value="101.3">
            <text:p>$101.30</text:p>
          </table:table-cell>
          <table:table-cell table:formula="of:=[.C4]-[.B5]" office:value-type="currency" office:currency="USD" office:value="564.69">
            <text:p>$564.69</text:p>
          </table:table-cell>
          <table:table-cell office:value-type="string">
            <text:p>Bought 2 AX-12 Servos from Trossen Robotic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date" office:date-value="2010-11-08">
            <text:p>11/08/10</text:p>
          </table:table-cell>
          <table:table-cell office:value-type="currency" office:currency="USD" office:value="16.69">
            <text:p>$16.69</text:p>
          </table:table-cell>
          <table:table-cell table:formula="of:=[.C5]-[.B6]" office:value-type="currency" office:currency="USD" office:value="548">
            <text:p>$548.00</text:p>
          </table:table-cell>
          <table:table-cell office:value-type="string">
            <text:p>Bought a Delrin Ball Bearing and mesh sleeving from McMaster-Carr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date" office:date-value="2010-11-08">
            <text:p>11/08/10</text:p>
          </table:table-cell>
          <table:table-cell table:formula="of:=118.37-[.B6]" office:value-type="currency" office:currency="USD" office:value="101.68">
            <text:p>$101.68</text:p>
          </table:table-cell>
          <table:table-cell table:formula="of:=[.C6]-[.B7]" office:value-type="currency" office:currency="USD" office:value="446.32">
            <text:p>$446.32</text:p>
          </table:table-cell>
          <table:table-cell office:value-type="string">
            <text:p>Bought one Dynamixel AX-18 Servo from Trossen Robotic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date" office:date-value="2010-11-18">
            <text:p>11/18/10</text:p>
          </table:table-cell>
          <table:table-cell office:value-type="currency" office:currency="USD" office:value="74.88">
            <text:p>$74.88</text:p>
          </table:table-cell>
          <table:table-cell table:formula="of:=[.C7]-[.B8]" office:value-type="currency" office:currency="USD" office:value="371.44">
            <text:p>$371.44</text:p>
          </table:table-cell>
          <table:table-cell office:value-type="string">
            <text:p>Electronics purchase from SparkFun Electronics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date" office:date-value="2010-12-31">
            <text:p>12/31/10</text:p>
          </table:table-cell>
          <table:table-cell office:value-type="currency" office:currency="USD" office:value="56.84">
            <text:p>$56.84</text:p>
          </table:table-cell>
          <table:table-cell table:formula="of:=[.C8]-[.B9]" office:value-type="currency" office:currency="USD" office:value="314.6">
            <text:p>$314.60</text:p>
          </table:table-cell>
          <table:table-cell office:value-type="string">
            <text:p>Electronics purchase from SparkFun Electronics</text:p>
          </table:table-cell>
          <table:table-cell/>
        </table:table-row>
        <table:table-row table:style-name="ro1">
          <table:table-cell office:value-type="date" office:date-value="2010-01-07">
            <text:p>01/07/10</text:p>
          </table:table-cell>
          <table:table-cell office:value-type="currency" office:currency="USD" office:value="23.34">
            <text:p>$23.34</text:p>
          </table:table-cell>
          <table:table-cell table:formula="of:=[.C9]-[.B10]" office:value-type="currency" office:currency="USD" office:value="291.26">
            <text:p>$291.26</text:p>
          </table:table-cell>
          <table:table-cell office:value-type="string">
            <text:p>PCB order from BatchPCB</text:p>
          </table:table-cell>
          <table:table-cell/>
        </table:table-row>
        <table:table-row table:style-name="ro1">
          <table:table-cell/>
          <table:table-cell/>
          <table:table-cell table:formula="of:=[.C10]-[.B11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11]-[.B12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12]-[.B13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13]-[.B14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14]-[.B15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15]-[.B16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16]-[.B17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17]-[.B18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18]-[.B19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19]-[.B20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20]-[.B21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21]-[.B22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22]-[.B23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23]-[.B24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24]-[.B25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25]-[.B26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26]-[.B27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27]-[.B28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28]-[.B29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29]-[.B30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30]-[.B31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31]-[.B32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32]-[.B33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33]-[.B34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34]-[.B35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35]-[.B36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36]-[.B37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37]-[.B38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38]-[.B39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39]-[.B40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40]-[.B41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41]-[.B42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42]-[.B43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43]-[.B44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44]-[.B45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45]-[.B46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46]-[.B47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47]-[.B48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/>
          <table:table-cell table:formula="of:=[.C48]-[.B49]" office:value-type="currency" office:currency="USD" office:value="291.26">
            <text:p>$291.26</text:p>
          </table:table-cell>
          <table:table-cell table:number-columns-repeated="2"/>
        </table:table-row>
        <table:table-row table:style-name="ro1">
          <table:table-cell/>
          <table:table-cell table:style-name="ce6"/>
          <table:table-cell table:formula="of:=[.C49]-[.B50]" office:value-type="currency" office:currency="USD" office:value="291.26">
            <text:p>$291.26</text:p>
          </table:table-cell>
          <table:table-cell table:number-columns-repeated="2"/>
        </table:table-row>
      </table:table>
      <table:table table:name="Parts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1/07/2011</text:date>, <text:time>21:50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k Pascucci</meta:initial-creator>
    <meta:creation-date>2010-10-03T18:14:17</meta:creation-date>
    <dc:date>2011-01-07T21:50:18</dc:date>
    <dc:creator>Nick Pascucci</dc:creator>
    <meta:editing-duration>PT01H17M23S</meta:editing-duration>
    <meta:editing-cycles>11</meta:editing-cycles>
    <meta:generator>OpenOffice.org/3.2$Unix OpenOffice.org_project/320m19$Build-9505</meta:generator>
    <meta:document-statistic meta:table-count="3" meta:cell-count="124" meta:object-count="0"/>
  </office:meta>
</office:document-meta>
</file>